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1.25pt solid #000000" style:vertical-align="middle"/>
      <style:paragraph-properties fo:text-align="center" fo:margin-left="0mm"/>
    </style:style>
    <style:style style:name="ce5" style:family="table-cell" style:parent-style-name="Default">
      <style:table-cell-properties fo:border="1.25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112.36mm" svg:height="63.2mm" svg:x="117.26mm" svg:y="80.76mm">
            <draw:object draw:notify-on-update-of-ranges="Feuille1.B8:Feuille1.P8 Feuille1.B8:Feuille1.P8 Feuille1.A9:Feuille1.A9 Feuille1.B9:Feuille1.P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17.57mm" svg:height="58.44mm" svg:x="0mm" svg:y="79.42mm">
            <draw:object draw:notify-on-update-of-ranges="Feuille1.B15:Feuille1.P15 Feuille1.B15:Feuille1.P15 Feuille1.A16:Feuille1.A16 Feuille1.B16:Feuille1.P1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04.18mm" svg:height="58.59mm" svg:x="230.06mm" svg:y="79.53mm">
            <draw:object draw:notify-on-update-of-ranges="Feuille1.A35:Feuille1.A35 Feuille1.B35:Feuille1.J35 Feuille1.A36:Feuille1.A36 Feuille1.B36:Feuille1.J3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12" table:default-cell-style-name="ce1"/>
        <table:table-column table:style-name="co1" table:number-columns-repeated="4" table:default-cell-style-name="Default"/>
        <table:table-row table:style-name="ro1">
          <table:table-cell table:style-name="Default" table:number-columns-repeated="12"/>
          <table:table-cell table:number-columns-repeated="4"/>
        </table:table-row>
        <table:table-row table:style-name="ro1">
          <table:table-cell table:number-columns-repeated="4"/>
          <table:table-cell table:style-name="ce2" office:value-type="string" calcext:value-type="string" table:number-columns-spanned="5" table:number-rows-spanned="2">
            <text:p>tri rapide</text:p>
          </table:table-cell>
          <table:covered-table-cell table:number-columns-repeated="4"/>
          <table:table-cell table:number-columns-repeated="7"/>
        </table:table-row>
        <table:table-row table:style-name="ro1">
          <table:table-cell table:number-columns-repeated="4"/>
          <table:covered-table-cell table:number-columns-repeated="5"/>
          <table:table-cell table:number-columns-repeated="7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style-name="ce2" office:value-type="string" calcext:value-type="string" table:number-columns-spanned="4" table:number-rows-spanned="1">
            <text:p>Aleatoire</text:p>
          </table:table-cell>
          <table:covered-table-cell table:number-columns-repeated="3"/>
          <table:table-cell table:number-columns-repeated="12"/>
        </table:table-row>
        <table:table-row table:style-name="ro1">
          <table:table-cell table:number-columns-repeated="16"/>
        </table:table-row>
        <table:table-row table:style-name="ro1">
          <table:table-cell table:style-name="ce3" office:value-type="string" calcext:value-type="string">
            <text:p>n</text:p>
          </table:table-cell>
          <table:table-cell table:style-name="ce3" office:value-type="float" office:value="6250" calcext:value-type="float">
            <text:p>6250</text:p>
          </table:table-cell>
          <table:table-cell table:style-name="ce3" office:value-type="float" office:value="12500" calcext:value-type="float">
            <text:p>12500</text:p>
          </table:table-cell>
          <table:table-cell table:style-name="ce3" office:value-type="float" office:value="25000" calcext:value-type="float">
            <text:p>25000</text:p>
          </table:table-cell>
          <table:table-cell table:style-name="ce3" office:value-type="float" office:value="50000" calcext:value-type="float">
            <text:p>50000</text:p>
          </table:table-cell>
          <table:table-cell table:style-name="ce3" office:value-type="float" office:value="100000" calcext:value-type="float">
            <text:p>100000</text:p>
          </table:table-cell>
          <table:table-cell table:style-name="ce3" office:value-type="float" office:value="200000" calcext:value-type="float">
            <text:p>200000</text:p>
          </table:table-cell>
          <table:table-cell table:style-name="ce3" office:value-type="float" office:value="400000" calcext:value-type="float">
            <text:p>400000</text:p>
          </table:table-cell>
          <table:table-cell table:style-name="ce3" office:value-type="float" office:value="800000" calcext:value-type="float">
            <text:p>800000</text:p>
          </table:table-cell>
          <table:table-cell table:style-name="ce3" office:value-type="float" office:value="1600000" calcext:value-type="float">
            <text:p>1600000</text:p>
          </table:table-cell>
          <table:table-cell table:style-name="ce3" office:value-type="float" office:value="3200000" calcext:value-type="float">
            <text:p>3200000</text:p>
          </table:table-cell>
          <table:table-cell table:style-name="ce3" office:value-type="float" office:value="6400000" calcext:value-type="float">
            <text:p>6400000</text:p>
          </table:table-cell>
          <table:table-cell table:style-name="ce3" office:value-type="float" office:value="12800000" calcext:value-type="float">
            <text:p>12800000</text:p>
          </table:table-cell>
          <table:table-cell table:style-name="ce3" office:value-type="float" office:value="25600000" calcext:value-type="float">
            <text:p>25600000</text:p>
          </table:table-cell>
          <table:table-cell table:style-name="ce3" office:value-type="float" office:value="51200000" calcext:value-type="float">
            <text:p>51200000</text:p>
          </table:table-cell>
          <table:table-cell table:style-name="ce5" office:value-type="float" office:value="102400000" calcext:value-type="float">
            <text:p>102400000</text:p>
          </table:table-cell>
        </table:table-row>
        <table:table-row table:style-name="ro1">
          <table:table-cell table:style-name="ce3" office:value-type="string" calcext:value-type="string">
            <text:p>Exec-ale</text:p>
          </table:table-cell>
          <table:table-cell table:style-name="ce3" office:value-type="float" office:value="0.003125" calcext:value-type="float">
            <text:p>0,003125</text:p>
          </table:table-cell>
          <table:table-cell table:style-name="ce3" office:value-type="float" office:value="0.006624" calcext:value-type="float">
            <text:p>0,006624</text:p>
          </table:table-cell>
          <table:table-cell table:style-name="ce3" office:value-type="float" office:value="0.013083" calcext:value-type="float">
            <text:p>0,013083</text:p>
          </table:table-cell>
          <table:table-cell table:style-name="ce3" office:value-type="float" office:value="0.013795" calcext:value-type="float">
            <text:p>0,013795</text:p>
          </table:table-cell>
          <table:table-cell table:style-name="ce3" office:value-type="float" office:value="0.020267" calcext:value-type="float">
            <text:p>0,020267</text:p>
          </table:table-cell>
          <table:table-cell table:style-name="ce3" office:value-type="float" office:value="0.048907" calcext:value-type="float">
            <text:p>0,048907</text:p>
          </table:table-cell>
          <table:table-cell table:style-name="ce3" office:value-type="float" office:value="0.099726" calcext:value-type="float">
            <text:p>0,099726</text:p>
          </table:table-cell>
          <table:table-cell table:style-name="ce3" office:value-type="float" office:value="0.203925" calcext:value-type="float">
            <text:p>0,203925</text:p>
          </table:table-cell>
          <table:table-cell table:style-name="ce3" office:value-type="float" office:value="0.397745" calcext:value-type="float">
            <text:p>0,397745</text:p>
          </table:table-cell>
          <table:table-cell table:style-name="ce3" office:value-type="float" office:value="0.838272" calcext:value-type="float">
            <text:p>0,838272</text:p>
          </table:table-cell>
          <table:table-cell table:style-name="ce3" office:value-type="float" office:value="1.784648" calcext:value-type="float">
            <text:p>1,784648</text:p>
          </table:table-cell>
          <table:table-cell table:style-name="ce5" office:value-type="float" office:value="3.76388" calcext:value-type="float">
            <text:p>3,76388</text:p>
          </table:table-cell>
          <table:table-cell table:style-name="ce5" office:value-type="float" office:value="8.116565" calcext:value-type="float">
            <text:p>8,116565</text:p>
          </table:table-cell>
          <table:table-cell table:style-name="ce5" office:value-type="float" office:value="19.647234" calcext:value-type="float">
            <text:p>19,647234</text:p>
          </table:table-cell>
          <table:table-cell table:style-name="ce5" office:value-type="float" office:value="39.553337" calcext:value-type="float">
            <text:p>39,553337</text:p>
          </table:table-cell>
        </table:table-row>
        <table:table-row table:style-name="ro1" table:number-rows-repeated="3">
          <table:table-cell table:number-columns-repeated="16"/>
        </table:table-row>
        <table:table-row table:style-name="ro1">
          <table:table-cell table:style-name="ce2" office:value-type="string" calcext:value-type="string" table:number-columns-spanned="4" table:number-rows-spanned="1">
            <text:p>ordonné</text:p>
          </table:table-cell>
          <table:covered-table-cell table:number-columns-repeated="3"/>
          <table:table-cell table:number-columns-repeated="12"/>
        </table:table-row>
        <table:table-row table:style-name="ro1">
          <table:table-cell table:number-columns-repeated="16"/>
        </table:table-row>
        <table:table-row table:style-name="ro1">
          <table:table-cell table:style-name="ce3" office:value-type="string" calcext:value-type="string">
            <text:p>n</text:p>
          </table:table-cell>
          <table:table-cell table:style-name="ce3" office:value-type="float" office:value="6250" calcext:value-type="float">
            <text:p>6250</text:p>
          </table:table-cell>
          <table:table-cell table:style-name="ce3" office:value-type="float" office:value="12500" calcext:value-type="float">
            <text:p>12500</text:p>
          </table:table-cell>
          <table:table-cell table:style-name="ce3" office:value-type="float" office:value="25000" calcext:value-type="float">
            <text:p>25000</text:p>
          </table:table-cell>
          <table:table-cell table:style-name="ce3" office:value-type="float" office:value="50000" calcext:value-type="float">
            <text:p>50000</text:p>
          </table:table-cell>
          <table:table-cell table:style-name="ce3" office:value-type="float" office:value="100000" calcext:value-type="float">
            <text:p>100000</text:p>
          </table:table-cell>
          <table:table-cell table:style-name="ce3" office:value-type="float" office:value="200000" calcext:value-type="float">
            <text:p>200000</text:p>
          </table:table-cell>
          <table:table-cell table:style-name="ce3" office:value-type="float" office:value="400000" calcext:value-type="float">
            <text:p>400000</text:p>
          </table:table-cell>
          <table:table-cell table:style-name="ce3" office:value-type="float" office:value="800000" calcext:value-type="float">
            <text:p>800000</text:p>
          </table:table-cell>
          <table:table-cell table:style-name="ce3" office:value-type="float" office:value="1600000" calcext:value-type="float">
            <text:p>1600000</text:p>
          </table:table-cell>
          <table:table-cell table:style-name="ce3" table:number-columns-repeated="2"/>
          <table:table-cell table:style-name="ce5" table:number-columns-repeated="4"/>
        </table:table-row>
        <table:table-row table:style-name="ro1">
          <table:table-cell table:style-name="ce3" office:value-type="string" calcext:value-type="string">
            <text:p>Exec-ord</text:p>
          </table:table-cell>
          <table:table-cell table:style-name="ce3" office:value-type="float" office:value="0.142146" calcext:value-type="float">
            <text:p>0,142146</text:p>
          </table:table-cell>
          <table:table-cell table:style-name="ce3" office:value-type="float" office:value="0.563117" calcext:value-type="float">
            <text:p>0,563117</text:p>
          </table:table-cell>
          <table:table-cell table:style-name="ce3" office:value-type="float" office:value="2.24657" calcext:value-type="float">
            <text:p>2,24657</text:p>
          </table:table-cell>
          <table:table-cell table:style-name="ce3" office:value-type="float" office:value="8.937386" calcext:value-type="float">
            <text:p>8,937386</text:p>
          </table:table-cell>
          <table:table-cell table:style-name="ce3" office:value-type="float" office:value="37.644256" calcext:value-type="float">
            <text:p>37,644256</text:p>
          </table:table-cell>
          <table:table-cell table:style-name="ce3" office:value-type="float" office:value="145.92871" calcext:value-type="float">
            <text:p>145,92871</text:p>
          </table:table-cell>
          <table:table-cell table:style-name="ce3" office:value-type="float" office:value="587.046332" calcext:value-type="float">
            <text:p>587,046332</text:p>
          </table:table-cell>
          <table:table-cell table:style-name="ce3" office:value-type="float" office:value="2349.558354" calcext:value-type="float">
            <text:p>2349,558354</text:p>
          </table:table-cell>
          <table:table-cell table:style-name="ce3"/>
          <table:table-cell table:style-name="ce5"/>
          <table:table-cell table:style-name="ce3"/>
          <table:table-cell table:style-name="ce5" table:number-columns-repeated="4"/>
        </table:table-row>
        <table:table-row table:style-name="ro1" table:number-rows-repeated="3">
          <table:table-cell table:number-columns-repeated="16"/>
        </table:table-row>
        <table:table-row table:style-name="ro1" table:number-rows-repeated="4">
          <table:table-cell table:style-name="Default" table:number-columns-repeated="11"/>
          <table:table-cell table:number-columns-repeated="5"/>
        </table:table-row>
        <table:table-row table:style-name="ro1" table:number-rows-repeated="2">
          <table:table-cell table:number-columns-repeated="16"/>
        </table:table-row>
        <table:table-row table:style-name="ro1" table:number-rows-repeated="7">
          <table:table-cell table:style-name="Default" table:number-columns-repeated="12"/>
          <table:table-cell table:number-columns-repeated="4"/>
        </table:table-row>
        <table:table-row table:style-name="ro1">
          <table:table-cell/>
          <table:table-cell table:style-name="ce2" office:value-type="string" calcext:value-type="string" table:number-columns-spanned="4" table:number-rows-spanned="1">
            <text:p>ordonné inverse</text:p>
          </table:table-cell>
          <table:covered-table-cell table:number-columns-repeated="3"/>
          <table:table-cell table:number-columns-repeated="6"/>
          <table:table-cell table:style-name="Default"/>
          <table:table-cell table:number-columns-repeated="4"/>
        </table:table-row>
        <table:table-row table:style-name="ro1">
          <table:table-cell table:number-columns-repeated="11"/>
          <table:table-cell table:style-name="Default"/>
          <table:table-cell table:number-columns-repeated="4"/>
        </table:table-row>
        <table:table-row table:style-name="ro1">
          <table:table-cell table:style-name="ce3" office:value-type="string" calcext:value-type="string">
            <text:p>n</text:p>
          </table:table-cell>
          <table:table-cell table:style-name="ce3" office:value-type="float" office:value="6250" calcext:value-type="float">
            <text:p>6250</text:p>
          </table:table-cell>
          <table:table-cell table:style-name="ce3" office:value-type="float" office:value="12500" calcext:value-type="float">
            <text:p>12500</text:p>
          </table:table-cell>
          <table:table-cell table:style-name="ce3" office:value-type="float" office:value="25000" calcext:value-type="float">
            <text:p>25000</text:p>
          </table:table-cell>
          <table:table-cell table:style-name="ce3" office:value-type="float" office:value="50000" calcext:value-type="float">
            <text:p>50000</text:p>
          </table:table-cell>
          <table:table-cell table:style-name="ce3" office:value-type="float" office:value="100000" calcext:value-type="float">
            <text:p>100000</text:p>
          </table:table-cell>
          <table:table-cell table:style-name="ce3" office:value-type="float" office:value="200000" calcext:value-type="float">
            <text:p>200000</text:p>
          </table:table-cell>
          <table:table-cell table:style-name="ce3" office:value-type="float" office:value="400000" calcext:value-type="float">
            <text:p>400000</text:p>
          </table:table-cell>
          <table:table-cell table:style-name="ce3" office:value-type="float" office:value="800000" calcext:value-type="float">
            <text:p>800000</text:p>
          </table:table-cell>
          <table:table-cell table:style-name="ce3" office:value-type="float" office:value="1600000" calcext:value-type="float">
            <text:p>1600000</text:p>
          </table:table-cell>
          <table:table-cell table:style-name="ce3" office:value-type="float" office:value="3200000" calcext:value-type="float">
            <text:p>320000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3" office:value-type="string" calcext:value-type="string">
            <text:p>Exec-ordinv</text:p>
          </table:table-cell>
          <table:table-cell table:style-name="ce3" office:value-type="float" office:value="0.1023" calcext:value-type="float">
            <text:p>0,1023</text:p>
          </table:table-cell>
          <table:table-cell table:style-name="ce3" office:value-type="float" office:value="0.422843" calcext:value-type="float">
            <text:p>0,422843</text:p>
          </table:table-cell>
          <table:table-cell table:style-name="ce3" office:value-type="float" office:value="1.601045" calcext:value-type="float">
            <text:p>1,601045</text:p>
          </table:table-cell>
          <table:table-cell table:style-name="ce3" office:value-type="float" office:value="6.419874" calcext:value-type="float">
            <text:p>6,419874</text:p>
          </table:table-cell>
          <table:table-cell table:style-name="ce3" office:value-type="float" office:value="25.68044" calcext:value-type="float">
            <text:p>25,68044</text:p>
          </table:table-cell>
          <table:table-cell table:style-name="ce3" office:value-type="float" office:value="103.750399" calcext:value-type="float">
            <text:p>103,750399</text:p>
          </table:table-cell>
          <table:table-cell table:style-name="ce3" office:value-type="float" office:value="419.334591" calcext:value-type="float">
            <text:p>419,334591</text:p>
          </table:table-cell>
          <table:table-cell table:style-name="ce3" office:value-type="float" office:value="2120.5139" calcext:value-type="float">
            <text:p>2120,5139</text:p>
          </table:table-cell>
          <table:table-cell table:style-name="ce3" table:number-columns-repeated="2"/>
          <table:table-cell table:style-name="Default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8">00/00/0000</text:date>, <text:time style:data-style-name="N2" text:time-value="18:41:56.6015162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7T10:47:09.102596432</meta:creation-date>
    <dc:date>2018-12-08T18:43:58.025807037</dc:date>
    <meta:editing-duration>PT2H18M2S</meta:editing-duration>
    <meta:editing-cycles>44</meta:editing-cycles>
    <meta:generator>LibreOffice/6.0.6.2$Linux_X86_64 LibreOffice_project/00m0$Build-2</meta:generator>
    <meta:document-statistic meta:table-count="1" meta:cell-count="75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1.237cm" svg:height="6.321cm" xlink:href=".." xlink:type="simple" chart:class="chart:scatter" chart:row-mapping="0" chart:style-name="ch1">
        <chart:legend chart:legend-position="end" svg:x="8.544cm" svg:y="2.861cm" style:legend-expansion="high" chart:style-name="ch2"/>
        <chart:plot-area chart:style-name="ch3" table:cell-range-address="Feuille1.A8:Feuille1.P9" chart:data-source-has-labels="both" svg:x="0.224cm" svg:y="0.126cm" svg:width="8.096cm" svg:height="6.069cm">
          <chartooo:coordinate-region svg:x="0.845cm" svg:y="0.325cm" svg:width="6.64cm" svg:height="5.223cm"/>
          <chart:axis chart:dimension="x" chart:name="primary-x" chart:style-name="ch4" chartooo:axis-type="auto">
            <chart:categories table:cell-range-address="Feuille1.B8:Feuille1.P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euille1.B9:Feuille1.P9" chart:label-cell-address="Feuille1.A9:Feuille1.A9" chart:class="chart:scatter">
            <chart:domain table:cell-range-address="Feuille1.B8:Feuille1.P8"/>
            <chart:data-point chart:repeated="1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float" office:value="6250">
                <text:p>6250</text:p>
                <draw:g>
                  <svg:desc>Feuille1.B8:Feuille1.P8</svg:desc>
                </draw:g>
              </table:table-cell>
              <table:table-cell office:value-type="float" office:value="12500">
                <text:p>12500</text:p>
              </table:table-cell>
              <table:table-cell office:value-type="float" office:value="25000">
                <text:p>25000</text:p>
              </table:table-cell>
              <table:table-cell office:value-type="float" office:value="50000">
                <text:p>50000</text:p>
              </table:table-cell>
              <table:table-cell office:value-type="float" office:value="100000">
                <text:p>100000</text:p>
              </table:table-cell>
              <table:table-cell office:value-type="float" office:value="200000">
                <text:p>200000</text:p>
              </table:table-cell>
              <table:table-cell office:value-type="float" office:value="400000">
                <text:p>400000</text:p>
              </table:table-cell>
              <table:table-cell office:value-type="float" office:value="800000">
                <text:p>800000</text:p>
              </table:table-cell>
              <table:table-cell office:value-type="float" office:value="1600000">
                <text:p>1600000</text:p>
              </table:table-cell>
              <table:table-cell office:value-type="float" office:value="3200000">
                <text:p>3200000</text:p>
              </table:table-cell>
              <table:table-cell office:value-type="float" office:value="6400000">
                <text:p>6400000</text:p>
              </table:table-cell>
              <table:table-cell office:value-type="float" office:value="12800000">
                <text:p>12800000</text:p>
              </table:table-cell>
              <table:table-cell office:value-type="float" office:value="25600000">
                <text:p>25600000</text:p>
              </table:table-cell>
              <table:table-cell office:value-type="float" office:value="51200000">
                <text:p>51200000</text:p>
              </table:table-cell>
              <table:table-cell office:value-type="float" office:value="102400000">
                <text:p>102400000</text:p>
              </table:table-cell>
            </table:table-row>
          </table:table-header-rows>
          <table:table-rows>
            <table:table-row>
              <table:table-cell office:value-type="string">
                <text:p>Ligne 8</text:p>
                <draw:g>
                  <svg:desc/>
                </draw:g>
              </table:table-cell>
              <table:table-cell office:value-type="float" office:value="6250">
                <text:p>6250</text:p>
                <draw:g>
                  <svg:desc>Feuille1.B8:Feuille1.P8</svg:desc>
                </draw:g>
              </table:table-cell>
              <table:table-cell office:value-type="float" office:value="12500">
                <text:p>12500</text:p>
              </table:table-cell>
              <table:table-cell office:value-type="float" office:value="25000">
                <text:p>25000</text:p>
              </table:table-cell>
              <table:table-cell office:value-type="float" office:value="50000">
                <text:p>50000</text:p>
              </table:table-cell>
              <table:table-cell office:value-type="float" office:value="100000">
                <text:p>100000</text:p>
              </table:table-cell>
              <table:table-cell office:value-type="float" office:value="200000">
                <text:p>200000</text:p>
              </table:table-cell>
              <table:table-cell office:value-type="float" office:value="400000">
                <text:p>400000</text:p>
              </table:table-cell>
              <table:table-cell office:value-type="float" office:value="800000">
                <text:p>800000</text:p>
              </table:table-cell>
              <table:table-cell office:value-type="float" office:value="1600000">
                <text:p>1600000</text:p>
              </table:table-cell>
              <table:table-cell office:value-type="float" office:value="3200000">
                <text:p>3200000</text:p>
              </table:table-cell>
              <table:table-cell office:value-type="float" office:value="6400000">
                <text:p>6400000</text:p>
              </table:table-cell>
              <table:table-cell office:value-type="float" office:value="12800000">
                <text:p>12800000</text:p>
              </table:table-cell>
              <table:table-cell office:value-type="float" office:value="25600000">
                <text:p>25600000</text:p>
              </table:table-cell>
              <table:table-cell office:value-type="float" office:value="51200000">
                <text:p>51200000</text:p>
              </table:table-cell>
              <table:table-cell office:value-type="float" office:value="102400000">
                <text:p>102400000</text:p>
              </table:table-cell>
            </table:table-row>
            <table:table-row>
              <table:table-cell office:value-type="string">
                <text:p>Exec-ale</text:p>
                <draw:g>
                  <svg:desc>Feuille1.A9:Feuille1.A9</svg:desc>
                </draw:g>
              </table:table-cell>
              <table:table-cell office:value-type="float" office:value="0.003125">
                <text:p>0.003125</text:p>
                <draw:g>
                  <svg:desc>Feuille1.B9:Feuille1.P9</svg:desc>
                </draw:g>
              </table:table-cell>
              <table:table-cell office:value-type="float" office:value="0.006624">
                <text:p>0.006624</text:p>
              </table:table-cell>
              <table:table-cell office:value-type="float" office:value="0.013083">
                <text:p>0.013083</text:p>
              </table:table-cell>
              <table:table-cell office:value-type="float" office:value="0.013795">
                <text:p>0.013795</text:p>
              </table:table-cell>
              <table:table-cell office:value-type="float" office:value="0.020267">
                <text:p>0.020267</text:p>
              </table:table-cell>
              <table:table-cell office:value-type="float" office:value="0.048907">
                <text:p>0.048907</text:p>
              </table:table-cell>
              <table:table-cell office:value-type="float" office:value="0.099726">
                <text:p>0.099726</text:p>
              </table:table-cell>
              <table:table-cell office:value-type="float" office:value="0.203925">
                <text:p>0.203925</text:p>
              </table:table-cell>
              <table:table-cell office:value-type="float" office:value="0.397745">
                <text:p>0.397745</text:p>
              </table:table-cell>
              <table:table-cell office:value-type="float" office:value="0.838272">
                <text:p>0.838272</text:p>
              </table:table-cell>
              <table:table-cell office:value-type="float" office:value="1.784648">
                <text:p>1.784648</text:p>
              </table:table-cell>
              <table:table-cell office:value-type="float" office:value="3.76388">
                <text:p>3.76388</text:p>
              </table:table-cell>
              <table:table-cell office:value-type="float" office:value="8.116565">
                <text:p>8.116565</text:p>
              </table:table-cell>
              <table:table-cell office:value-type="float" office:value="19.647234">
                <text:p>19.647234</text:p>
              </table:table-cell>
              <table:table-cell office:value-type="float" office:value="39.553337">
                <text:p>39.5533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1.758cm" svg:height="5.845cm" xlink:href=".." xlink:type="simple" chart:class="chart:scatter" chart:row-mapping="0" chart:style-name="ch1">
        <chart:legend chart:legend-position="end" svg:x="9.038cm" svg:y="2.623cm" style:legend-expansion="high" chart:style-name="ch2"/>
        <chart:plot-area chart:style-name="ch3" table:cell-range-address="Feuille1.A15:Feuille1.P16" chart:data-source-has-labels="both" svg:x="0.235cm" svg:y="0.116cm" svg:width="8.568cm" svg:height="5.613cm">
          <chartooo:coordinate-region svg:x="1.227cm" svg:y="0.315cm" svg:width="6.926cm" svg:height="4.767cm"/>
          <chart:axis chart:dimension="x" chart:name="primary-x" chart:style-name="ch4" chartooo:axis-type="auto">
            <chart:categories table:cell-range-address="Feuille1.B15:Feuille1.P1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euille1.B16:Feuille1.P16" chart:label-cell-address="Feuille1.A16:Feuille1.A16" chart:class="chart:scatter">
            <chart:domain table:cell-range-address="Feuille1.B15:Feuille1.P15"/>
            <chart:data-point chart:repeated="1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float" office:value="6250">
                <text:p>6250</text:p>
                <draw:g>
                  <svg:desc>Feuille1.B15:Feuille1.P15</svg:desc>
                </draw:g>
              </table:table-cell>
              <table:table-cell office:value-type="float" office:value="12500">
                <text:p>12500</text:p>
              </table:table-cell>
              <table:table-cell office:value-type="float" office:value="25000">
                <text:p>25000</text:p>
              </table:table-cell>
              <table:table-cell office:value-type="float" office:value="50000">
                <text:p>50000</text:p>
              </table:table-cell>
              <table:table-cell office:value-type="float" office:value="100000">
                <text:p>100000</text:p>
              </table:table-cell>
              <table:table-cell office:value-type="float" office:value="200000">
                <text:p>200000</text:p>
              </table:table-cell>
              <table:table-cell office:value-type="float" office:value="400000">
                <text:p>400000</text:p>
              </table:table-cell>
              <table:table-cell office:value-type="float" office:value="800000">
                <text:p>800000</text:p>
              </table:table-cell>
              <table:table-cell office:value-type="float" office:value="1600000">
                <text:p>160000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Ligne 15</text:p>
                <draw:g>
                  <svg:desc/>
                </draw:g>
              </table:table-cell>
              <table:table-cell office:value-type="float" office:value="6250">
                <text:p>6250</text:p>
                <draw:g>
                  <svg:desc>Feuille1.B15:Feuille1.P15</svg:desc>
                </draw:g>
              </table:table-cell>
              <table:table-cell office:value-type="float" office:value="12500">
                <text:p>12500</text:p>
              </table:table-cell>
              <table:table-cell office:value-type="float" office:value="25000">
                <text:p>25000</text:p>
              </table:table-cell>
              <table:table-cell office:value-type="float" office:value="50000">
                <text:p>50000</text:p>
              </table:table-cell>
              <table:table-cell office:value-type="float" office:value="100000">
                <text:p>100000</text:p>
              </table:table-cell>
              <table:table-cell office:value-type="float" office:value="200000">
                <text:p>200000</text:p>
              </table:table-cell>
              <table:table-cell office:value-type="float" office:value="400000">
                <text:p>400000</text:p>
              </table:table-cell>
              <table:table-cell office:value-type="float" office:value="800000">
                <text:p>800000</text:p>
              </table:table-cell>
              <table:table-cell office:value-type="float" office:value="1600000">
                <text:p>160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xec-ord</text:p>
                <draw:g>
                  <svg:desc>Feuille1.A16:Feuille1.A16</svg:desc>
                </draw:g>
              </table:table-cell>
              <table:table-cell office:value-type="float" office:value="0.142146">
                <text:p>0.142146</text:p>
                <draw:g>
                  <svg:desc>Feuille1.B16:Feuille1.P16</svg:desc>
                </draw:g>
              </table:table-cell>
              <table:table-cell office:value-type="float" office:value="0.563117">
                <text:p>0.563117</text:p>
              </table:table-cell>
              <table:table-cell office:value-type="float" office:value="2.24657">
                <text:p>2.24657</text:p>
              </table:table-cell>
              <table:table-cell office:value-type="float" office:value="8.937386">
                <text:p>8.937386</text:p>
              </table:table-cell>
              <table:table-cell office:value-type="float" office:value="37.644256">
                <text:p>37.644256</text:p>
              </table:table-cell>
              <table:table-cell office:value-type="float" office:value="145.92871">
                <text:p>145.92871</text:p>
              </table:table-cell>
              <table:table-cell office:value-type="float" office:value="587.046332">
                <text:p>587.046332</text:p>
              </table:table-cell>
              <table:table-cell office:value-type="float" office:value="2349.558354">
                <text:p>2349.558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0.419cm" svg:height="5.86cm" xlink:href=".." xlink:type="simple" chart:class="chart:scatter" chart:style-name="ch1">
        <chart:legend chart:legend-position="end" svg:x="7.249cm" svg:y="2.631cm" style:legend-expansion="high" chart:style-name="ch2"/>
        <chart:plot-area chart:style-name="ch3" table:cell-range-address="Feuille1.A35:Feuille1.J36" chart:data-source-has-labels="both" svg:x="0.208cm" svg:y="0.117cm" svg:width="6.833cm" svg:height="5.626cm">
          <chartooo:coordinate-region svg:x="1.2cm" svg:y="0.316cm" svg:width="5.191cm" svg:height="4.78cm"/>
          <chart:axis chart:dimension="x" chart:name="primary-x" chart:style-name="ch4" chartooo:axis-type="auto">
            <chart:categories table:cell-range-address="Feuille1.B35:Feuille1.J3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euille1.B36:Feuille1.J36" chart:label-cell-address="Feuille1.A36:Feuille1.A36" chart:class="chart:scatter">
            <chart:domain table:cell-range-address="Feuille1.B35:Feuille1.J35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6250">
                <text:p>6250</text:p>
                <draw:g>
                  <svg:desc>Feuille1.B35:Feuille1.J35</svg:desc>
                </draw:g>
              </table:table-cell>
              <table:table-cell office:value-type="float" office:value="12500">
                <text:p>12500</text:p>
              </table:table-cell>
              <table:table-cell office:value-type="float" office:value="25000">
                <text:p>25000</text:p>
              </table:table-cell>
              <table:table-cell office:value-type="float" office:value="50000">
                <text:p>50000</text:p>
              </table:table-cell>
              <table:table-cell office:value-type="float" office:value="100000">
                <text:p>100000</text:p>
              </table:table-cell>
              <table:table-cell office:value-type="float" office:value="200000">
                <text:p>200000</text:p>
              </table:table-cell>
              <table:table-cell office:value-type="float" office:value="400000">
                <text:p>400000</text:p>
              </table:table-cell>
              <table:table-cell office:value-type="float" office:value="800000">
                <text:p>800000</text:p>
              </table:table-cell>
              <table:table-cell office:value-type="float" office:value="1600000">
                <text:p>1600000</text:p>
              </table:table-cell>
            </table:table-row>
          </table:table-header-rows>
          <table:table-rows>
            <table:table-row>
              <table:table-cell office:value-type="string">
                <text:p>Exec-ordinv</text:p>
                <draw:g>
                  <svg:desc>Feuille1.A36:Feuille1.A36</svg:desc>
                </draw:g>
              </table:table-cell>
              <table:table-cell office:value-type="float" office:value="0.1023">
                <text:p>0.1023</text:p>
                <draw:g>
                  <svg:desc>Feuille1.B36:Feuille1.J36</svg:desc>
                </draw:g>
              </table:table-cell>
              <table:table-cell office:value-type="float" office:value="0.422843">
                <text:p>0.422843</text:p>
              </table:table-cell>
              <table:table-cell office:value-type="float" office:value="1.601045">
                <text:p>1.601045</text:p>
              </table:table-cell>
              <table:table-cell office:value-type="float" office:value="6.419874">
                <text:p>6.419874</text:p>
              </table:table-cell>
              <table:table-cell office:value-type="float" office:value="25.68044">
                <text:p>25.68044</text:p>
              </table:table-cell>
              <table:table-cell office:value-type="float" office:value="103.750399">
                <text:p>103.750399</text:p>
              </table:table-cell>
              <table:table-cell office:value-type="float" office:value="419.334591">
                <text:p>419.334591</text:p>
              </table:table-cell>
              <table:table-cell office:value-type="float" office:value="2120.5139">
                <text:p>2120.513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